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3df8" officeooo:paragraph-rsid="000b3df8"/>
    </style:style>
    <style:style style:name="P2" style:family="paragraph" style:parent-style-name="Standard">
      <style:text-properties officeooo:rsid="000c8b41" officeooo:paragraph-rsid="000c8b41"/>
    </style:style>
    <style:style style:name="P3" style:family="paragraph" style:parent-style-name="Standard">
      <style:text-properties officeooo:rsid="000e7fe3" officeooo:paragraph-rsid="000e7fe3"/>
    </style:style>
    <style:style style:name="P4" style:family="paragraph" style:parent-style-name="Standard">
      <style:text-properties officeooo:rsid="000f0e75" officeooo:paragraph-rsid="000f0e75"/>
    </style:style>
    <style:style style:name="P5" style:family="paragraph" style:parent-style-name="Standard">
      <style:text-properties officeooo:rsid="000f3b1e" officeooo:paragraph-rsid="000f3b1e"/>
    </style:style>
    <style:style style:name="P6" style:family="paragraph" style:parent-style-name="Standard">
      <style:text-properties officeooo:rsid="000fb97a" officeooo:paragraph-rsid="000fb97a"/>
    </style:style>
    <style:style style:name="P7" style:family="paragraph" style:parent-style-name="Standard">
      <style:text-properties officeooo:rsid="00103b61" officeooo:paragraph-rsid="00103b61"/>
    </style:style>
    <style:style style:name="P8" style:family="paragraph" style:parent-style-name="Standard">
      <style:text-properties officeooo:rsid="00104e56" officeooo:paragraph-rsid="00104e56"/>
    </style:style>
    <style:style style:name="P9" style:family="paragraph" style:parent-style-name="Standard">
      <style:text-properties officeooo:rsid="00115c3c" officeooo:paragraph-rsid="00115c3c"/>
    </style:style>
    <style:style style:name="P10" style:family="paragraph" style:parent-style-name="Standard">
      <style:text-properties officeooo:rsid="001210df" officeooo:paragraph-rsid="001210df"/>
    </style:style>
    <style:style style:name="P11" style:family="paragraph" style:parent-style-name="Standard">
      <style:text-properties officeooo:rsid="00135db9" officeooo:paragraph-rsid="00135db9"/>
    </style:style>
    <style:style style:name="P12" style:family="paragraph" style:parent-style-name="Standard">
      <style:text-properties officeooo:rsid="00153915" officeooo:paragraph-rsid="00153915"/>
    </style:style>
    <style:style style:name="P13" style:family="paragraph" style:parent-style-name="Standard">
      <style:text-properties officeooo:rsid="00168921" officeooo:paragraph-rsid="00168921"/>
    </style:style>
    <style:style style:name="P14" style:family="paragraph" style:parent-style-name="Standard">
      <style:text-properties officeooo:rsid="000b3df8" officeooo:paragraph-rsid="000b3df8"/>
    </style:style>
    <style:style style:name="P15" style:family="paragraph" style:parent-style-name="Standard">
      <style:text-properties fo:font-size="16pt" officeooo:rsid="00174275" officeooo:paragraph-rsid="00174275" style:font-size-asian="16pt" style:font-size-complex="16pt"/>
    </style:style>
    <style:style style:name="T1" style:family="text">
      <style:text-properties officeooo:rsid="001689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EKSHA JUNEJA</text:p>
      <text:p text:style-name="P15">CPRE 308</text:p>
      <text:p text:style-name="P15">LAB 12</text:p>
      <text:p text:style-name="P1"/>
      <text:p text:style-name="P1">Experiment 1</text:p>
      <text:p text:style-name="P1">SSH</text:p>
      <text:p text:style-name="P1"/>
      <text:p text:style-name="P1">SSH is a secure shell and is used for authentication, encryption and digestion of data transmitted over a network. </text:p>
      <text:p text:style-name="P1"/>
      <text:p text:style-name="P1">1. Run the command: ssh linux-1.ece.iastate.edu. Copy the command line and output into the </text:p>
      <text:p text:style-name="P1">lab report. Run “ls” to check the output information. Which machine is the output information coming </text:p>
      <text:p text:style-name="P1">from? </text:p>
      <text:p text:style-name="P1"/>
      <text:p text:style-name="P1">research-5 worked</text:p>
      <text:p text:style-name="P1"/>
      <text:p text:style-name="P1">[deeksha@co2048-15 lab-12]$ ssh research-5.ece.iastate.edu </text:p>
      <text:p text:style-name="P1">The authenticity of host 'research-5.ece.iastate.edu (129.186.5.177)' can't be established. </text:p>
      <text:p text:style-name="P1">RSA key fingerprint is f1:7e:a3:5b:6c:3e:e1:58:ed:fd:6e:0d:59:fe:f4:d6. </text:p>
      <text:p text:style-name="P1">Are you sure you want to continue connecting (yes/no)? y </text:p>
      <text:p text:style-name="P1">Please type 'yes' or 'no': yes </text:p>
      <text:p text:style-name="P1">Warning: Permanently added 'research-5.ece.iastate.edu,129.186.5.177' (RSA) to the list of known hosts. </text:p>
      <text:p text:style-name="P1">deeksha@research-5.ece.iastate.edu's password: </text:p>
      <text:p text:style-name="P1">[deeksha@research-5 ~]$ ls </text:p>
      <text:p text:style-name="P1">AppData.old-2014-2015.0 <text:s/>Cpre 281 <text:s text:c="3"/>cpre308 <text:s/>Documents <text:s/>Favorites <text:s/>Links <text:s/>output_files <text:s/>Profile-Archives <text:s text:c="11"/>Public <text:s text:c="6"/>Searches <text:s text:c="3"/>Templates </text:p>
      <text:p text:style-name="P1">Contacts <text:s text:c="16"/>cpre288.c~ <text:s/>Desktop <text:s/>Downloads <text:s/>file.c~ <text:s text:c="3"/>Music <text:s/>Pictures <text:s text:c="5"/>profile.V2.old-2014-2015.0 <text:s/>Saved Games <text:s/>Start Menu <text:s/>Videos </text:p>
      <text:p text:style-name="P1"/>
      <text:p text:style-name="P1">It seems that the output is coming from the machine I am using.</text:p>
      <text:p text:style-name="P1"/>
      <text:p text:style-name="P1">2. From your partner’s machine, use the “-l” option with your NetID to ssh into linux-1.ece.iastate.edu. </text:p>
      <text:p text:style-name="P1">Copy your command line and output into the lab report. </text:p>
      <text:p text:style-name="P1"/>
      <text:p text:style-name="P1">[deeksha@research-5 ~]$ ssh -l deeksha research-5.ece.iastate.edu </text:p>
      <text:p text:style-name="P1">deeksha@research-5.ece.iastate.edu's password: </text:p>
      <text:p text:style-name="P1">Last login: Wed Apr 20 18:11:55 2016 from co2048-nat.ece.iastate.edu </text:p>
      <text:p text:style-name="P1"/>
      <text:p text:style-name="P1">3. Run the command ssh &lt;NetID&gt;@linux-1.ece.iastate.edu to log into linux-1.ece.iastate.edu </text:p>
      <text:p text:style-name="P1">with your partner’s machine. </text:p>
      <text:p text:style-name="P1"/>
      <text:p text:style-name="P1">[deeksha@research-5 ~]$ ssh deeksha@research-5.ece.iastate.edu </text:p>
      <text:p text:style-name="P1">deeksha@research-5.ece.iastate.edu's password: </text:p>
      <text:p text:style-name="P1">Last login: Wed Apr 20 18:15:41 2016 from research-5.ece.iastate.edu </text:p>
      <text:p text:style-name="P1"/>
      <text:p text:style-name="P2">4. Log out of linux-1.ece.iastate.edu and return to the original shell. Fetch a file from linux-1.ece.iastate.ed </text:p>
      <text:p text:style-name="P2"><text:soft-page-break/>to your own machine using scp. Copy your command into the lab report. </text:p>
      <text:p text:style-name="P2"/>
      <text:p text:style-name="P3">[deeksha@co2048-15 lab-12]$ scp test.txt deeksha@research-5.ece.iastate.edu: /home/deeksha </text:p>
      <text:p text:style-name="P3">deeksha@research-5.ece.iastate.edu's password: </text:p>
      <text:p text:style-name="P3">Permission denied, please try again. </text:p>
      <text:p text:style-name="P3">deeksha@research-5.ece.iastate.edu's password: </text:p>
      <text:p text:style-name="P3">scp: .: not a regular file </text:p>
      <text:p text:style-name="P3">[deeksha@co2048-15 lab-12]$ scp deeksha@research-5.ece.iastate.edu:/home/deeksha/cpre308/labs/lab-12/test.txt /home/deeksha </text:p>
      <text:p text:style-name="P3">deeksha@research-5.ece.iastate.edu's password: </text:p>
      <text:p text:style-name="P3">Permission denied, please try again. </text:p>
      <text:p text:style-name="P3">deeksha@research-5.ece.iastate.edu's password: </text:p>
      <text:p text:style-name="P3">test.txt <text:s text:c="37"/>100% <text:s text:c="2"/>15 <text:s text:c="4"/>0.0KB/s <text:s text:c="2"/>00:00 <text:s text:c="3"/></text:p>
      <text:p text:style-name="P2"/>
      <text:p text:style-name="P2">5. Now use your partner’s machine to fetch a file from linux-1.ece.iastate.edu to your partner’s </text:p>
      <text:p text:style-name="P2">machine using scp. Copy your command into lab report. Hint: text after the symbol should indicate </text:p>
      <text:p text:style-name="P2">your NetID instead of using your partner’s NetID. </text:p>
      <text:p text:style-name="P2"/>
      <text:p text:style-name="P2">[deeksha@co2048-15 lab-12]$ scp text.txt krkohl@research-5.ece.iastate.edu:/home/krkohl/ </text:p>
      <text:p text:style-name="P2">krkohl@research-5.ece.iastate.edu's password: </text:p>
      <text:p text:style-name="P2">text.txt: No such file or directory </text:p>
      <text:p text:style-name="P2">[deeksha@co2048-15 lab-12]$ scp test.txt krkohl@research-5.ece.iastate.edu:/home/krkohl/ </text:p>
      <text:p text:style-name="P2">krkohl@research-5.ece.iastate.edu's password: </text:p>
      <text:p text:style-name="P2">test.txt <text:s text:c="37"/>100% <text:s text:c="2"/>15 <text:s text:c="4"/>0.0KB/s <text:s text:c="2"/>00:00 </text:p>
      <text:p text:style-name="P1"><text:s/></text:p>
      <text:p text:style-name="P2">6. Log into linux-1 using the command ’ssh linux-1.ece.iastate.edu’. Next type the escape </text:p>
      <text:p text:style-name="P2">character ’ ̃ followed by CTRL+Z to suspend the connection. Now use scp to fetch a file from linux-1. </text:p>
      <text:p text:style-name="P2">’ </text:p>
      <text:p text:style-name="P2">Then type ’fg’ to return to the SSH session. Copy the three commands you used into lab report. </text:p>
      <text:p text:style-name="P2"/>
      <text:p text:style-name="P3">[deeksha@co2048-15 lab-12]$ ssh research-5.ece.iastate.edu </text:p>
      <text:p text:style-name="P3">deeksha@research-5.ece.iastate.edu's password: </text:p>
      <text:p text:style-name="P3">Last login: Wed Apr 20 18:31:20 2016 from co2048-nat.ece.iastate.edu </text:p>
      <text:p text:style-name="P3">[deeksha@research-5 ~]$ ~^Z [suspend ssh] </text:p>
      <text:p text:style-name="P3"/>
      <text:p text:style-name="P3">[2]+ <text:s/>Stopped <text:s text:c="16"/>ssh research-5.ece.iastate.edu </text:p>
      <text:p text:style-name="P3">[deeksha@co2048-15 lab-12]$ scp deeksha@research-5.ece.iastate.edu:/home/deeksha/cpre308/labs/lab-12/lab12.pdf /home/deeksha </text:p>
      <text:p text:style-name="P3">deeksha@research-5.ece.iastate.edu's password: </text:p>
      <text:p text:style-name="P3">lab12.pdf <text:s text:c="36"/>100% <text:s/>128KB 128.3KB/s <text:s text:c="2"/>00:00 <text:s text:c="3"/></text:p>
      <text:p text:style-name="P3">[deeksha@co2048-15 lab-12]$ fg </text:p>
      <text:p text:style-name="P3">ssh research-5.ece.iastate.edu </text:p>
      <text:p text:style-name="P3">ls </text:p>
      <text:p text:style-name="P3"/>
      <text:p text:style-name="P3">7. Under your home directory there is a directory called “.ssh”. In this directory, you will find a file </text:p>
      <text:p text:style-name="P3">named known hosts. Open the file and you will find that it records several machines’ public keys. Copy </text:p>
      <text:p text:style-name="P3">the name of a machine and its IP address into lab report. </text:p>
      <text:p text:style-name="P3"/>
      <text:p text:style-name="P4">github.com,192.30.252.129 ssh-rsa <text:soft-page-break/>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31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30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28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23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21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192.30.252.120 ssh-rsa AAAAB3NzaC1yc2EAAAABIwAAAQEAq2A7hRGmdnm9tUDbO9IDSwBK6TbQa+PXYPCPy6rbTrTtw7PHkccKrpp0yVhp5HdEIcKr6pLlVDBfOLX9QUsyCOV0wzfjIJNlGEYsdlLJizHhbn2mUjvSAHQqZETYP81eFzLQNnPHt4EVVUh7VfDESU84KezmD5QlWpXLmvU31/yMf+Se8xhHTvKSCZIFImWwoG6mbUoWf9nzpIoaSjB+weqqUUmpaaasXVal72J+UX2B+2RPW3RcT0eOzQgqlJL3RKrTJvdsjE3JEAvGq3lGHSZXy28G3skua2SmVi/w4yCE6gbODqnTWlg7+wC604ydGXA8VJiS5ap43JXiUFFAaQ== </text:p>
      <text:p text:style-name="P4">research-5.ece.iastate.edu,129.186.5.177 ssh-rsa <text:soft-page-break/>AAAAB3NzaC1yc2EAAAABIwAAAQEA3cPmvtqP84iQFUSadtjoyRNwJBZQZBCRacyuJAGsNffhcjSu/su7V2Cf1tUjGUqOvRbTi8hayIjK20ON0oAxRLZt8MFQQjSCTMGKwIg4gEhJWPBqR7ITkVYpVSQY4DaRb9ilBunDEo4zkOOt361j0ijF6lP+Tn6Fa5aPlIG456VYDXMLVop6lwJEfWbvtppmWScHGklBXMlQl9YkSjV62FpuORTPsiEOqdh4J/KUxhXZAWMJ+E20wYHMMCb87/saSsBZ7AFbxW6FueQxnQR9La5JBU8EZOknTd2AZ3Su78uVVavT0obvOlg2jHtTLPNtXvx/+85Vkp4Zbi5GzByelw==</text:p>
      <text:p text:style-name="P5">8. Under the .ssh directory, which file contains your private key? Which file contains your public key?</text:p>
      <text:p text:style-name="P5"/>
      <text:p text:style-name="P5">Private: abc.txt</text:p>
      <text:p text:style-name="P5">Public: abc.txt.pub</text:p>
      <text:p text:style-name="P5"/>
      <text:p text:style-name="P5">9. When you create the key pair, you are required to input the passphrase to encrypt a file. What </text:p>
      <text:p text:style-name="P5">is the difference between passphrase and password? What if you forget your passphrase? </text:p>
      <text:p text:style-name="P5"/>
      <text:p text:style-name="P5"><text:s/>A passphrase is similar to a password, except it can be a phrase with a series of words, punctuation, numbers, whitespace, or any string of characters you want. <text:s/>Good passphrases are 10-30 characters long, are not simple sentences or otherwise easily guessable.</text:p>
      <text:p text:style-name="P5">There is no way to recover a lost passphrase. <text:s/>If the passphrase is lost or forgotten, a new key must be generated and copied to the corresponding public key to other machines.</text:p>
      <text:p text:style-name="P5"/>
      <text:p text:style-name="P5">10. Which file is the passphrase used to encrypt? Why isn’t the other one encrypted with the </text:p>
      <text:p text:style-name="P5">passphrase? Use command ls -l to verify your answer. </text:p>
      <text:p text:style-name="P5"/>
      <text:p text:style-name="P5">The passphrase is used to encrypt the private key file. It does not encrypt the public key file because, the public key file is meant to be shared with other servers/clients to interact and connect with them. </text:p>
      <text:p text:style-name="P5"/>
      <text:p text:style-name="P5">-rw------- 1 deeksha Domain Users <text:s text:c="2"/>1675 Apr 20 18:55 abc.txt </text:p>
      <text:p text:style-name="P5">-rw-r--r-- 1 deeksha Domain Users <text:s text:c="3"/>415 Apr 20 18:55 abc.txt.pub </text:p>
      <text:p text:style-name="P5"/>
      <text:p text:style-name="P5">As we can see that the private key is not being read by anyone.</text:p>
      <text:p text:style-name="P5"/>
      <text:p text:style-name="P6">11. In the report, include all commands you used to copy the public key into the file authorized keys </text:p>
      <text:p text:style-name="P6">in server linux-1.ece.iastate.edu. </text:p>
      <text:p text:style-name="P6"/>
      <text:p text:style-name="P6">[deeksha@co2048-15 .ssh]$ vim authorized_keys </text:p>
      <text:p text:style-name="P6">[deeksha@co2048-15 .ssh]$ ls -l </text:p>
      <text:p text:style-name="P6">total 16 </text:p>
      <text:p text:style-name="P6">-rw-r--r-- 1 deeksha Domain Users <text:s/>415 Apr 20 19:18 authorized_keys </text:p>
      <text:p text:style-name="P6">-rw------- 1 deeksha Domain Users 1675 Jan 20 18:26 id_rsa </text:p>
      <text:p text:style-name="P6">-rw-r--r-- 1 deeksha Domain Users <text:s/>401 Jan 20 18:26 id_rsa.pub </text:p>
      <text:p text:style-name="P6">-rw-r--r-- 1 deeksha Domain Users 3205 Apr 20 18:08 known_hosts </text:p>
      <text:p text:style-name="P6"/>
      <text:p text:style-name="P6">12. 5pts: In cryptographic authentication, what is the passphrase used for? Is it sent to the linux-1.ece.iastate.edu? </text:p>
      <text:p text:style-name="P6">Describe the whole authentication procedure briefly. </text:p>
      <text:p text:style-name="P6"/>
      <text:p text:style-name="P7">When we are trying to connect to a host, our public key is sent to the host. The host matches it with the public key stored in its list. That means the machine trusts your machine if the keys match. Then we use a passpharse to decrypt and uses private key to set up the network. The passphrase is used whenever we want to start a connection to authenticate the public key and the machine trying to make <text:soft-page-break/>the connection. </text:p>
      <text:p text:style-name="P7"/>
      <text:p text:style-name="P7">13. Copy all the commands you used into the report. </text:p>
      <text:p text:style-name="P8">[deeksha@co2048-15 .ssh]$ ssh-agent $SHELL </text:p>
      <text:p text:style-name="P8">[deeksha@co2048-15 .ssh]$ ssh-add dee </text:p>
      <text:p text:style-name="P8">14. Now login to linux-1.ece.iastate.edu again. Copy the command and the output into the </text:p>
      <text:p text:style-name="P8">report. </text:p>
      <text:p text:style-name="P8">[deeksha@co2048-15 .ssh]$ ssh research-5.ece.iastate.edu </text:p>
      <text:p text:style-name="P8">Last login: Wed Apr 20 18:41:29 2016 from co2048-nat.ece.iastate.edu </text:p>
      <text:p text:style-name="P8"/>
      <text:p text:style-name="P8">Experiment 2</text:p>
      <text:p text:style-name="P8">GnuPG</text:p>
      <text:p text:style-name="P8"/>
      <text:p text:style-name="P8">15. Use the GPG command-line option --gen-key to create a new key pair using the default selection. </text:p>
      <text:p text:style-name="P8">Copy the command and your selection into the lab report. </text:p>
      <text:p text:style-name="P8"/>
      <text:p text:style-name="P8">[deeksha@co2048-15 lab-12]$ gpg --gen-key </text:p>
      <text:p text:style-name="P8">gpg (GnuPG) 2.0.14; Copyright (C) 2009 Free Software Foundation, Inc. </text:p>
      <text:p text:style-name="P8">This is free software: you are free to change and redistribute it. </text:p>
      <text:p text:style-name="P8">There is NO WARRANTY, to the extent permitted by law. </text:p>
      <text:p text:style-name="P8"/>
      <text:p text:style-name="P8">Please select what kind of key you want: </text:p>
      <text:p text:style-name="P8"><text:s text:c="3"/>(1) RSA and RSA (default) </text:p>
      <text:p text:style-name="P8"><text:s text:c="3"/>(2) DSA and Elgamal </text:p>
      <text:p text:style-name="P8"><text:s text:c="3"/>(3) DSA (sign only) </text:p>
      <text:p text:style-name="P8"><text:s text:c="3"/>(4) RSA (sign only) </text:p>
      <text:p text:style-name="P8">Your selection? 1 </text:p>
      <text:p text:style-name="P8">RSA keys may be between 1024 and 4096 bits long. </text:p>
      <text:p text:style-name="P8">What keysize do you want? (2048) 1024 </text:p>
      <text:p text:style-name="P8">Requested keysize is 1024 bits </text:p>
      <text:p text:style-name="P8">Please specify how long the key should be valid. </text:p>
      <text:p text:style-name="P8"><text:s text:c="9"/>0 = key does not expire </text:p>
      <text:p text:style-name="P8"><text:s text:c="6"/>&lt;n&gt; <text:s/>= key expires in n days </text:p>
      <text:p text:style-name="P8"><text:s text:c="6"/>&lt;n&gt;w = key expires in n weeks </text:p>
      <text:p text:style-name="P8"><text:s text:c="6"/>&lt;n&gt;m = key expires in n months </text:p>
      <text:p text:style-name="P8"><text:s text:c="6"/>&lt;n&gt;y = key expires in n years </text:p>
      <text:p text:style-name="P8">Key is valid for? (0) &lt;n&gt;w </text:p>
      <text:p text:style-name="P8">invalid value </text:p>
      <text:p text:style-name="P8">Key is valid for? (0) 0 </text:p>
      <text:p text:style-name="P8">Key does not expire at all </text:p>
      <text:p text:style-name="P8">Is this correct? (y/N) y </text:p>
      <text:p text:style-name="P8"/>
      <text:p text:style-name="P8">GnuPG needs to construct a user ID to identify your key. </text:p>
      <text:p text:style-name="P8"/>
      <text:p text:style-name="P8">Real name: deekjun </text:p>
      <text:p text:style-name="P8">Email address: deeksha@iastate.edu </text:p>
      <text:p text:style-name="P8">Comment: awesome </text:p>
      <text:p text:style-name="P8">You selected this USER-ID: </text:p>
      <text:p text:style-name="P8"><text:s text:c="4"/>"deekjun (awesome) &lt;deeksha@iastate.edu&gt;" </text:p>
      <text:p text:style-name="P8"><text:soft-page-break/></text:p>
      <text:p text:style-name="P8">Change (N)ame, (C)omment, (E)mail or (O)kay/(Q)uit? O </text:p>
      <text:p text:style-name="P8">You need a Passphrase to protect your secret key. </text:p>
      <text:p text:style-name="P8"/>
      <text:p text:style-name="P8">can't connect to `/home/deeksha/.gnupg/S.gpg-agent': No such file or directory </text:p>
      <text:p text:style-name="P8">gpg-agent[5249]: directory `/home/deeksha/.gnupg/private-keys-v1.d' created </text:p>
      <text:p text:style-name="P8"/>
      <text:p text:style-name="P8">(pinentry-gtk-2:5255): GLib-GObject-CRITICAL **: Object class GtkSecureEntry doesn't implement property 'editing-canceled' from interface 'GtkCellEditable' </text:p>
      <text:p text:style-name="P8"/>
      <text:p text:style-name="P8">(pinentry-gtk-2:5313): GLib-GObject-CRITICAL **: Object class GtkSecureEntry doesn't implement property 'editing-canceled' from interface 'GtkCellEditable' </text:p>
      <text:p text:style-name="P8">We need to generate a lot of random bytes. It is a good idea to perform </text:p>
      <text:p text:style-name="P8">some other action (type on the keyboard, move the mouse, utilize the </text:p>
      <text:p text:style-name="P8">disks) during the prime generation; this gives the random number </text:p>
      <text:p text:style-name="P8">generator a better chance to gain enough entropy. </text:p>
      <text:p text:style-name="P8">We need to generate a lot of random bytes. It is a good idea to perform </text:p>
      <text:p text:style-name="P8">some other action (type on the keyboard, move the mouse, utilize the </text:p>
      <text:p text:style-name="P8">disks) during the prime generation; this gives the random number </text:p>
      <text:p text:style-name="P8">generator a better chance to gain enough entropy. </text:p>
      <text:p text:style-name="P8">gpg: key A06560A2 marked as ultimately trusted </text:p>
      <text:p text:style-name="P8">public and secret key created and signed. </text:p>
      <text:p text:style-name="P8"/>
      <text:p text:style-name="P8">gpg: checking the trustdb </text:p>
      <text:p text:style-name="P8">gpg: 3 marginal(s) needed, 1 complete(s) needed, PGP trust model </text:p>
      <text:p text:style-name="P8">gpg: depth: 0 <text:s/>valid: <text:s text:c="2"/>1 <text:s/>signed: <text:s text:c="2"/>0 <text:s/>trust: 0-, 0q, 0n, 0m, 0f, 1u </text:p>
      <text:p text:style-name="P8">pub <text:s text:c="2"/>1024R/A06560A2 2016-04-21 </text:p>
      <text:p text:style-name="P8"><text:s text:c="6"/>Key fingerprint = C862 D906 5D0A 83AC 03E1 <text:s/>20A7 B22A 56DF A065 60A2 </text:p>
      <text:p text:style-name="P8">uid <text:s text:c="17"/>deekjun (awesome) &lt;deeksha@iastate.edu&gt; </text:p>
      <text:p text:style-name="P8">sub <text:s text:c="2"/>1024R/68B50361 2016-04-21 </text:p>
      <text:p text:style-name="P8"/>
      <text:p text:style-name="P9">16. Exchange the public key with your partner. Include the command you used and the output of the </text:p>
      <text:p text:style-name="P9">--list-keys( after you have your partner’s public key) into the report.(Hint: you can use scp or email </text:p>
      <text:p text:style-name="P9">to distribute your public key) </text:p>
      <text:p text:style-name="P9"/>
      <text:p text:style-name="P9">[deeksha@co2048-15 lab-12]$ gpg --import brodyc.gpg </text:p>
      <text:p text:style-name="P9">gpg: key 844CF6F6: public key "Brody Concannon &lt;bcannon@iastate.edu&gt;" imported </text:p>
      <text:p text:style-name="P9">gpg: Total number processed: 1 </text:p>
      <text:p text:style-name="P9">gpg: <text:s text:c="14"/>imported: 1 <text:s/>(RSA: 1) </text:p>
      <text:p text:style-name="P9">[deeksha@co2048-15 lab-12]$ gpg --list-keys </text:p>
      <text:p text:style-name="P9">/home/deeksha/.gnupg/pubring.gpg </text:p>
      <text:p text:style-name="P9">-------------------------------- </text:p>
      <text:p text:style-name="P9">pub <text:s text:c="2"/>4096R/6092693E 2011-09-23 </text:p>
      <text:p text:style-name="P9">uid <text:s text:c="17"/>Greg Kroah-Hartman (Linux kernel stable release signing key) &lt;greg@kroah.com&gt; </text:p>
      <text:p text:style-name="P9">sub <text:s text:c="2"/>4096R/76D54749 2011-09-23 </text:p>
      <text:p text:style-name="P9"/>
      <text:p text:style-name="P9">pub <text:s text:c="2"/>1024R/A06560A2 2016-04-21 </text:p>
      <text:p text:style-name="P9">uid <text:s text:c="17"/>deekjun (awesome) &lt;deeksha@iastate.edu&gt; </text:p>
      <text:p text:style-name="P9">sub <text:s text:c="2"/>1024R/68B50361 2016-04-21 </text:p>
      <text:p text:style-name="P9"><text:soft-page-break/></text:p>
      <text:p text:style-name="P9">pub <text:s text:c="2"/>2048R/844CF6F6 2016-04-21 </text:p>
      <text:p text:style-name="P9">uid <text:s text:c="17"/>Brody Concannon &lt;bcannon@iastate.edu&gt; </text:p>
      <text:p text:style-name="P9">sub <text:s text:c="2"/>2048R/1206C6AB 2016-04-21 </text:p>
      <text:p text:style-name="P9"/>
      <text:p text:style-name="P10">17. Encrypt your public key file and send it to your partner. Copy your command into the report. </text:p>
      <text:p text:style-name="P10"/>
      <text:p text:style-name="P10">[deeksha@co2048-15 lab-12]$ gpg --output doc.gpg --encrypt -recipients "Brody Concannon &lt;bcannon@iastate.edu&gt;" doc.txt </text:p>
      <text:p text:style-name="P10">usage: gpg [options] --encrypt [filename] </text:p>
      <text:p text:style-name="P10">[deeksha@co2048-15 lab-12]$ gpg --output doc.gpg --encrypt --recipient "Brody Concannon &lt;bcannon@iastate.edu&gt;" doc.txt </text:p>
      <text:p text:style-name="P10">gpg: 1206C6AB: There is no assurance this key belongs to the named user </text:p>
      <text:p text:style-name="P10"/>
      <text:p text:style-name="P10">pub <text:s/>2048R/1206C6AB 2016-04-21 Brody Concannon &lt;bcannon@iastate.edu&gt; </text:p>
      <text:p text:style-name="P10"><text:s/>Primary key fingerprint: 9C74 4E37 7DB1 4047 A41B <text:s/>F269 6111 F221 844C F6F6 </text:p>
      <text:p text:style-name="P10"><text:s text:c="6"/>Subkey fingerprint: AA33 77B2 FF4D E532 AD0E <text:s/>9BFC F58D 4024 1206 C6AB </text:p>
      <text:p text:style-name="P10"/>
      <text:p text:style-name="P10">It is NOT certain that the key belongs to the person named </text:p>
      <text:p text:style-name="P10">in the user ID. <text:s/>If you *really* know what you are doing, </text:p>
      <text:p text:style-name="P10">you may answer the next question with yes. </text:p>
      <text:p text:style-name="P10"/>
      <text:p text:style-name="P10">Use this key anyway? (y/N) y </text:p>
      <text:p text:style-name="P10"/>
      <text:p text:style-name="P10">18. Decrypt the public key file that your partner has sent to you. Copy your command into the report. </text:p>
      <text:p text:style-name="P10"/>
      <text:p text:style-name="P10">[deeksha@co2048-15 lab-12]$ gpg --output bc_doc.txt --decrypt bc_doc.gpg </text:p>
      <text:p text:style-name="P10"/>
      <text:p text:style-name="P10">You need a passphrase to unlock the secret key for </text:p>
      <text:p text:style-name="P10">user: "deekjun (awesome) &lt;deeksha@iastate.edu&gt;" </text:p>
      <text:p text:style-name="P10">1024-bit RSA key, ID 68B50361, created 2016-04-21 (main key ID A06560A2) </text:p>
      <text:p text:style-name="P10"/>
      <text:p text:style-name="P10">can't connect to `/home/deeksha/.gnupg/S.gpg-agent': No such file or directory </text:p>
      <text:p text:style-name="P10"/>
      <text:p text:style-name="P10">(pinentry-gtk-2:11833): GLib-GObject-CRITICAL **: Object class GtkSecureEntry doesn't implement property 'editing-canceled' from interface 'GtkCellEditable' </text:p>
      <text:p text:style-name="P10">gpg: encrypted with 1024-bit RSA key, ID 68B50361, created 2016-04-21 </text:p>
      <text:p text:style-name="P10"><text:s text:c="6"/>"deekjun (awesome) &lt;deeksha@iastate.edu&gt;" </text:p>
      <text:p text:style-name="P10">[deeksha@co2048-15 lab-12]$ ls </text:p>
      <text:p text:style-name="P10">abc.txt.pub <text:s text:c="21"/>doc.gpg <text:s text:c="3"/>myname.gpg </text:p>
      <text:p text:style-name="P10">bcannon@linux-1.ece.iastate.edu <text:s/>doc.txt <text:s text:c="3"/>research-1.ece.iastate.edu </text:p>
      <text:p text:style-name="P10">bc_doc.gpg <text:s text:c="22"/>doc.txt~ <text:s text:c="2"/>test.txt </text:p>
      <text:p text:style-name="P10">bc_doc.txt <text:s text:c="22"/>lab12.md </text:p>
      <text:p text:style-name="P10">brodyc.gpg <text:s text:c="22"/>lab12.pdf </text:p>
      <text:p text:style-name="P10"/>
      <text:p text:style-name="P10">19. Sign your public key file and send the signed file to your partner. Copy your command into the </text:p>
      <text:p text:style-name="P10">report. </text:p>
      <text:p text:style-name="P10"/>
      <text:p text:style-name="P10">[deeksha@co2048-15 lab-12]$ gpg --output doc.gpg --sign doc.txt </text:p>
      <text:p text:style-name="P10"><text:soft-page-break/></text:p>
      <text:p text:style-name="P10">You need a passphrase to unlock the secret key for </text:p>
      <text:p text:style-name="P10">user: "deekjun (awesome) &lt;deeksha@iastate.edu&gt;" </text:p>
      <text:p text:style-name="P10">1024-bit RSA key, ID A06560A2, created 2016-04-21 </text:p>
      <text:p text:style-name="P10"/>
      <text:p text:style-name="P10">can't connect to `/home/deeksha/.gnupg/S.gpg-agent': No such file or directory </text:p>
      <text:p text:style-name="P10"/>
      <text:p text:style-name="P10">(pinentry-gtk-2:12986): GLib-GObject-CRITICAL **: Object class GtkSecureEntry doesn't implement property 'editing-canceled' from interface 'GtkCellEditable' </text:p>
      <text:p text:style-name="P10">File `doc.gpg' exists. Overwrite? (y/N) y </text:p>
      <text:p text:style-name="P10"/>
      <text:p text:style-name="P10">20. Verify the signature of the public key file sent by your partner. Copy your command into the </text:p>
      <text:p text:style-name="P10">report. </text:p>
      <text:p text:style-name="P10"/>
      <text:p text:style-name="P10">[deeksha@co2048-15 lab-12]$ gpg --output doc.gpg --sign doc.txt </text:p>
      <text:p text:style-name="P10"/>
      <text:p text:style-name="P10">You need a passphrase to unlock the secret key for </text:p>
      <text:p text:style-name="P10">user: "deekjun (awesome) &lt;deeksha@iastate.edu&gt;" </text:p>
      <text:p text:style-name="P10">1024-bit RSA key, ID A06560A2, created 2016-04-21 </text:p>
      <text:p text:style-name="P10"/>
      <text:p text:style-name="P10">can't connect to `/home/deeksha/.gnupg/S.gpg-agent': No such file or directory </text:p>
      <text:p text:style-name="P10"/>
      <text:p text:style-name="P10">(pinentry-gtk-2:12986): GLib-GObject-CRITICAL **: Object class GtkSecureEntry doesn't implement property 'editing-canceled' from interface 'GtkCellEditable' </text:p>
      <text:p text:style-name="P10">File `doc.gpg' exists. Overwrite? (y/N) y </text:p>
      <text:p text:style-name="P10">[deeksha@co2048-15 lab-12]$ gpg --output bc_doc(1).txt --decrypt bc_doc(1).gpg </text:p>
      <text:p text:style-name="P10">bash: syntax error near unexpected token `(' </text:p>
      <text:p text:style-name="P10">[deeksha@co2048-15 lab-12]$ gpg --output bc_doc.txt --decrypt bc_doc.gpg </text:p>
      <text:p text:style-name="P10">gpg: Signature made Wed 20 Apr 2016 08:31:40 PM CDT using RSA key ID 844CF6F6 </text:p>
      <text:p text:style-name="P10">gpg: Good signature from "Brody Concannon &lt;bcannon@iastate.edu&gt;" </text:p>
      <text:p text:style-name="P10">gpg: WARNING: This key is not certified with a trusted signature! </text:p>
      <text:p text:style-name="P10">gpg: <text:s text:c="9"/>There is no indication that the signature belongs to the owner. </text:p>
      <text:p text:style-name="P10">Primary key fingerprint: 9C74 4E37 7DB1 4047 A41B <text:s/>F269 6111 F221 844C F6F6 </text:p>
      <text:p text:style-name="P10"/>
      <text:p text:style-name="P10">21. Describe the Shellshock bug and how it works. The impact of the Shellshock bug was originally </text:p>
      <text:p text:style-name="P10">under estimated. The impact of the bug became much more clear as many researchers realized that several </text:p>
      <text:p text:style-name="P10">programs (including popular web servers such as Apache) make heavy use of environment variables. </text:p>
      <text:p text:style-name="P10"/>
      <text:p text:style-name="P11">22. What is an environment variable and how could it be used in conjunction with the Shellshock bug </text:p>
      <text:p text:style-name="P11">to remotely exploit a web server? </text:p>
      <text:p text:style-name="P10"/>
      <text:p text:style-name="P11">Shellshock is a security bug in the bamily of Unix Bash Shell. Shellshock – the GNU bash remote code execution vulnerability could allow an attacker to gain control over a targeted computer if exploited successfully. The vulnerability affects Bash, a common component known as a shell that appears in many versions of Linux and Unix. The way shell shock works is that an attacker can exploit shellshock by injecting malicious commands into a website to compromise the server. Once the server is under the control of the criminal, they can drop malware on the server to steal the data, compromise other computers or launch distributed denial of service attacks. This is majorly possible because of the flaw <text:soft-page-break/>in the way bash handles its data requests. So, it can be tricked into executing unexpected commands which is also known as command injection. </text:p>
      <text:p text:style-name="P11"/>
      <text:p text:style-name="P11">Environment variables are a set of dynamic named values that can affect the way running processes will behave on a computer. They are a part of the environment in which a process runs. </text:p>
      <text:p text:style-name="P11">It would be very easy to attack a web server with the shellshock bug which can be done with a simple command. </text:p>
      <text:p text:style-name="P11"/>
      <text:p text:style-name="P12">23. Explain how an attacker can trigger the buffer overflow in the Sendmail Crackaddr Toy example. </text:p>
      <text:p text:style-name="P12"/>
      <text:p text:style-name="P12">Basically, the overflow occurs because there is no decrementing of the upperlimit or a limited decrement of the upperlimit. Hence, the person could put in a lot of round brackets and quotation marks <text:s/>and that would cause an overflow. With an overflow we could write to data in the memory or read data from the memory. </text:p>
      <text:p text:style-name="P12"/>
      <text:p text:style-name="P12">Summary</text:p>
      <text:p text:style-name="P12"/>
      <text:p text:style-name="P12">This lab was pretty interesting to go over. It taught me a lot about the shellshock bug and how it could be exploited. Moreover, it was rather fun to go over the program which had a buffer overflow problem. It was interesting to see how it didnt give a segmentation fault but rather overwrote the data because the user is in the same data space. This could cause huge security issue because the person could simply read data from the memory and get passwords etc as well. </text:p>
      <text:p text:style-name="P12">The SSH is useful to connect to a remote server or client. I have had a little experience with SSH in the past which was useful for this lab. I learned different ways I could log in a remote server with SSH. The scp was rather interesting for file transfer as well. I had never used it but I can definitely see the utility of it. I used it a couple times to transfer files to my lab partner as well. </text:p>
      <text:p text:style-name="P12">It was also interesting to look at authentication with passphrase and password. There are two keys – one public and one private. They are pretty useful for authentication and checking which machine to trust. I truly liked the4 SSH agent because it is hard to remember the password all the time and it is good to have the agent remember it for me. </text:p>
      <text:p text:style-name="P12">The GnuPG was also useful to look at and with that I did the encryption and decryption of the file. <text:span text:style-name="T1">We also made verifying signatures to verify the files. </text:span></text:p>
      <text:p text:style-name="P13">Overall, this was a great start to learning about network security and a good wrap up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ksha Juneja</meta:initial-creator>
    <meta:creation-date>2016-04-20T18:07:07.134015426</meta:creation-date>
    <dc:date>2016-04-20T21:14:02.126776961</dc:date>
    <dc:creator>Deeksha Juneja</dc:creator>
    <meta:editing-duration>PT2H20M7S</meta:editing-duration>
    <meta:editing-cycles>4</meta:editing-cycles>
    <meta:generator>LibreOffice/4.2.8.2$Linux_X86_64 LibreOffice_project/420$Build-2</meta:generator>
    <meta:document-statistic meta:table-count="0" meta:image-count="0" meta:object-count="0" meta:page-count="9" meta:paragraph-count="256" meta:word-count="2593" meta:character-count="21136" meta:non-whitespace-character-count="18074"/>
  </office:meta>
</office:document-meta>
</file>